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r" svg:font-family="Cour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normal" officeooo:rsid="001ba890" officeooo:paragraph-rsid="001ba890" style:font-weight-asian="normal" style:font-weight-complex="normal"/>
    </style:style>
    <style:style style:name="P11" style:family="paragraph" style:parent-style-name="Text_20_body">
      <style:text-properties fo:font-weight="normal" officeooo:rsid="001d77bb" officeooo:paragraph-rsid="001d77bb" style:font-weight-asian="normal" style:font-weight-complex="normal"/>
    </style:style>
    <style:style style:name="P12" style:family="paragraph" style:parent-style-name="Text_20_body">
      <style:text-properties fo:font-weight="normal" officeooo:rsid="002a0d46" officeooo:paragraph-rsid="002a0d46" style:font-weight-asian="normal" style:font-weight-complex="normal"/>
    </style:style>
    <style:style style:name="P13" style:family="paragraph" style:parent-style-name="Text_20_body">
      <style:text-properties fo:font-weight="normal" officeooo:rsid="003069db" officeooo:paragraph-rsid="003069db" style:font-weight-asian="normal" style:font-weight-complex="normal"/>
    </style:style>
    <style:style style:name="P14" style:family="paragraph" style:parent-style-name="Text_20_body">
      <style:text-properties fo:font-weight="normal" officeooo:rsid="0037104a" officeooo:paragraph-rsid="0037104a" style:font-weight-asian="normal" style:font-weight-complex="normal"/>
    </style:style>
    <style:style style:name="P15" style:family="paragraph" style:parent-style-name="Text_20_body">
      <style:text-properties officeooo:paragraph-rsid="001dacbf"/>
    </style:style>
    <style:style style:name="P16" style:family="paragraph" style:parent-style-name="Text_20_body">
      <style:text-properties style:font-name="Courier New" fo:font-weight="bold" officeooo:rsid="001dacbf" officeooo:paragraph-rsid="001dacbf" style:font-weight-asian="bold" style:font-weight-complex="bold"/>
    </style:style>
    <style:style style:name="P17" style:family="paragraph" style:parent-style-name="Text_20_body">
      <style:text-properties style:font-name="Courier New" fo:font-weight="normal" officeooo:rsid="001dacbf" officeooo:paragraph-rsid="001dacbf" style:font-weight-asian="normal" style:font-weight-complex="normal"/>
    </style:style>
    <style:style style:name="P18" style:family="paragraph" style:parent-style-name="Text_20_body">
      <style:text-properties style:font-name="Courier New" fo:font-weight="normal" officeooo:rsid="001ebca4" officeooo:paragraph-rsid="001ebca4" style:font-weight-asian="normal" style:font-weight-complex="normal"/>
    </style:style>
    <style:style style:name="P19" style:family="paragraph" style:parent-style-name="Text_20_body">
      <style:text-properties style:font-name="Courier New" fo:font-weight="normal" officeooo:rsid="00264291" officeooo:paragraph-rsid="00264291" style:font-weight-asian="normal" style:font-weight-complex="normal"/>
    </style:style>
    <style:style style:name="P20" style:family="paragraph" style:parent-style-name="Text_20_body">
      <style:text-properties style:font-name="Courier New" fo:font-weight="normal" officeooo:rsid="00251cc9" officeooo:paragraph-rsid="00251cc9" style:font-weight-asian="normal" style:font-weight-complex="normal"/>
    </style:style>
    <style:style style:name="P21" style:family="paragraph" style:parent-style-name="Text_20_body">
      <style:text-properties style:font-name="Courier New" fo:font-weight="normal" officeooo:rsid="003069db" officeooo:paragraph-rsid="003069db" style:font-weight-asian="normal" style:font-weight-complex="normal"/>
    </style:style>
    <style:style style:name="P22" style:family="paragraph" style:parent-style-name="Text_20_body">
      <style:text-properties style:font-name="Courier New" fo:font-weight="normal" officeooo:rsid="003258d7" officeooo:paragraph-rsid="003258d7" style:font-weight-asian="normal" style:font-weight-complex="normal"/>
    </style:style>
    <style:style style:name="P23" style:family="paragraph" style:parent-style-name="Text_20_body">
      <style:text-properties style:font-name="Courier New" fo:font-weight="normal" officeooo:rsid="00336d62" officeooo:paragraph-rsid="00336d62" style:font-weight-asian="normal" style:font-weight-complex="normal"/>
    </style:style>
    <style:style style:name="P24" style:family="paragraph" style:parent-style-name="Text_20_body">
      <style:text-properties style:font-name="Courier New" fo:font-weight="normal" officeooo:rsid="0035049c" officeooo:paragraph-rsid="0035049c" style:font-weight-asian="normal" style:font-weight-complex="normal"/>
    </style:style>
    <style:style style:name="P25" style:family="paragraph" style:parent-style-name="Text_20_body">
      <style:text-properties style:font-name="Courier New" fo:font-weight="normal" officeooo:rsid="0037532c" officeooo:paragraph-rsid="0037532c" style:font-weight-asian="normal" style:font-weight-complex="normal"/>
    </style:style>
    <style:style style:name="P26" style:family="paragraph" style:parent-style-name="Text_20_body">
      <style:text-properties style:font-name="Courier New" officeooo:rsid="00251cc9" officeooo:paragraph-rsid="00251cc9"/>
    </style:style>
    <style:style style:name="P27" style:family="paragraph" style:parent-style-name="Text_20_body">
      <style:text-properties style:font-name="Courier New" officeooo:paragraph-rsid="0035049c"/>
    </style:style>
    <style:style style:name="P28" style:family="paragraph" style:parent-style-name="Text_20_body">
      <style:text-properties style:font-name="Courier New" officeooo:paragraph-rsid="00376f6e"/>
    </style:style>
    <style:style style:name="P29" style:family="paragraph" style:parent-style-name="Text_20_body">
      <style:text-properties style:font-name="Liberation Serif" fo:font-weight="bold" officeooo:rsid="001ebca4" officeooo:paragraph-rsid="001ebca4" style:font-weight-asian="bold" style:font-weight-complex="bold"/>
    </style:style>
    <style:style style:name="P30" style:family="paragraph" style:parent-style-name="Text_20_body">
      <style:text-properties style:font-name="Liberation Serif" fo:font-weight="bold" officeooo:rsid="00251cc9" officeooo:paragraph-rsid="00251cc9" style:font-weight-asian="bold" style:font-weight-complex="bold"/>
    </style:style>
    <style:style style:name="P31" style:family="paragraph" style:parent-style-name="Text_20_body">
      <style:text-properties style:font-name="Liberation Serif" fo:font-weight="bold" officeooo:rsid="00293713" officeooo:paragraph-rsid="00293713" style:font-weight-asian="bold" style:font-weight-complex="bold"/>
    </style:style>
    <style:style style:name="P32" style:family="paragraph" style:parent-style-name="Text_20_body">
      <style:text-properties style:font-name="Liberation Serif" fo:font-weight="bold" officeooo:rsid="003069db" officeooo:paragraph-rsid="003069db" style:font-weight-asian="bold" style:font-weight-complex="bold"/>
    </style:style>
    <style:style style:name="P33" style:family="paragraph" style:parent-style-name="Text_20_body">
      <style:text-properties style:font-name="Liberation Serif" fo:font-weight="bold" officeooo:rsid="003258d7" officeooo:paragraph-rsid="003258d7" style:font-weight-asian="bold" style:font-weight-complex="bold"/>
    </style:style>
    <style:style style:name="P34" style:family="paragraph" style:parent-style-name="Text_20_body">
      <style:text-properties style:font-name="Liberation Serif" fo:font-weight="bold" officeooo:rsid="00336d62" officeooo:paragraph-rsid="00336d62" style:font-weight-asian="bold" style:font-weight-complex="bold"/>
    </style:style>
    <style:style style:name="P35" style:family="paragraph" style:parent-style-name="Text_20_body">
      <style:text-properties style:font-name="Liberation Serif" fo:font-weight="bold" officeooo:rsid="0035049c" officeooo:paragraph-rsid="0035049c" style:font-weight-asian="bold" style:font-weight-complex="bold"/>
    </style:style>
    <style:style style:name="P36" style:family="paragraph" style:parent-style-name="Text_20_body">
      <style:text-properties style:font-name="Liberation Serif" fo:font-weight="normal" officeooo:rsid="001dacbf" officeooo:paragraph-rsid="001dacbf" style:font-weight-asian="normal" style:font-weight-complex="normal"/>
    </style:style>
    <style:style style:name="P37" style:family="paragraph" style:parent-style-name="Text_20_body">
      <style:text-properties style:font-name="Liberation Serif" fo:font-weight="normal" officeooo:rsid="001ebca4" officeooo:paragraph-rsid="001ebca4" style:font-weight-asian="normal" style:font-weight-complex="normal"/>
    </style:style>
    <style:style style:name="P38" style:family="paragraph" style:parent-style-name="Text_20_body">
      <style:text-properties style:font-name="Liberation Serif" fo:font-weight="normal" officeooo:rsid="001ebca4" officeooo:paragraph-rsid="001fa8c5" style:font-weight-asian="normal" style:font-weight-complex="normal"/>
    </style:style>
    <style:style style:name="P39" style:family="paragraph" style:parent-style-name="Text_20_body">
      <style:text-properties style:font-name="Liberation Serif" fo:font-weight="normal" officeooo:rsid="00264291" officeooo:paragraph-rsid="00264291" style:font-weight-asian="normal" style:font-weight-complex="normal"/>
    </style:style>
    <style:style style:name="P40" style:family="paragraph" style:parent-style-name="Text_20_body">
      <style:text-properties style:font-name="Liberation Serif" fo:font-weight="normal" officeooo:rsid="00264291" officeooo:paragraph-rsid="0026661b" style:font-weight-asian="normal" style:font-weight-complex="normal"/>
    </style:style>
    <style:style style:name="P41" style:family="paragraph" style:parent-style-name="Text_20_body">
      <style:text-properties style:font-name="Liberation Serif" fo:font-weight="normal" officeooo:rsid="00251cc9" officeooo:paragraph-rsid="00251cc9" style:font-weight-asian="normal" style:font-weight-complex="normal"/>
    </style:style>
    <style:style style:name="P42" style:family="paragraph" style:parent-style-name="Text_20_body">
      <style:text-properties style:font-name="Liberation Serif" fo:font-weight="normal" officeooo:rsid="002a0d46" officeooo:paragraph-rsid="002a0d46" style:font-weight-asian="normal" style:font-weight-complex="normal"/>
    </style:style>
    <style:style style:name="P43" style:family="paragraph" style:parent-style-name="Text_20_body">
      <style:text-properties style:font-name="Liberation Serif" fo:font-weight="normal" officeooo:rsid="003069db" officeooo:paragraph-rsid="003069db" style:font-weight-asian="normal" style:font-weight-complex="normal"/>
    </style:style>
    <style:style style:name="P44" style:family="paragraph" style:parent-style-name="Text_20_body">
      <style:text-properties style:font-name="Liberation Serif" fo:font-weight="normal" officeooo:rsid="003258d7" officeooo:paragraph-rsid="003258d7" style:font-weight-asian="normal" style:font-weight-complex="normal"/>
    </style:style>
    <style:style style:name="P45" style:family="paragraph" style:parent-style-name="Text_20_body">
      <style:text-properties style:font-name="Liberation Serif" fo:font-weight="normal" officeooo:rsid="00336d62" officeooo:paragraph-rsid="00336d62" style:font-weight-asian="normal" style:font-weight-complex="normal"/>
    </style:style>
    <style:style style:name="P46" style:family="paragraph" style:parent-style-name="Text_20_body">
      <style:text-properties style:font-name="Liberation Serif" fo:font-weight="normal" officeooo:rsid="0035049c" officeooo:paragraph-rsid="0035049c" style:font-weight-asian="normal" style:font-weight-complex="normal"/>
    </style:style>
    <style:style style:name="P47" style:family="paragraph" style:parent-style-name="Text_20_body">
      <style:text-properties style:font-name="Liberation Serif" officeooo:rsid="00251cc9" officeooo:paragraph-rsid="00251cc9"/>
    </style:style>
    <style:style style:name="P48" style:family="paragraph" style:parent-style-name="Text_20_body">
      <style:text-properties style:font-name="Liberation Serif" officeooo:paragraph-rsid="00376f6e"/>
    </style:style>
    <style:style style:name="P49" style:family="paragraph" style:parent-style-name="Text_20_body">
      <style:text-properties officeooo:paragraph-rsid="0022b39d"/>
    </style:style>
    <style:style style:name="P50" style:family="paragraph" style:parent-style-name="Text_20_body">
      <style:text-properties officeooo:paragraph-rsid="0023e42a"/>
    </style:style>
    <style:style style:name="P51" style:family="paragraph" style:parent-style-name="Text_20_body">
      <style:text-properties officeooo:paragraph-rsid="0035049c"/>
    </style:style>
    <style:style style:name="P52" style:family="paragraph" style:parent-style-name="Text_20_body">
      <style:paragraph-properties fo:text-align="center" style:justify-single-word="false"/>
    </style:style>
    <style:style style:name="P53" style:family="paragraph" style:parent-style-name="Text_20_body">
      <style:text-properties officeooo:paragraph-rsid="00376f6e"/>
    </style:style>
    <style:style style:name="P54" style:family="paragraph" style:parent-style-name="Heading_20_1">
      <style:paragraph-properties fo:text-align="center" style:justify-single-word="false"/>
      <style:text-properties officeooo:rsid="001ba890" officeooo:paragraph-rsid="001ba890"/>
    </style:style>
    <style:style style:name="P55" style:family="paragraph" style:parent-style-name="Heading_20_1">
      <style:paragraph-properties fo:text-align="center" style:justify-single-word="false"/>
    </style:style>
    <style:style style:name="P56" style:family="paragraph" style:parent-style-name="Heading_20_1">
      <style:paragraph-properties fo:text-align="center" style:justify-single-word="false"/>
      <style:text-properties officeooo:rsid="00376f6e" officeooo:paragraph-rsid="00376f6e"/>
    </style:style>
    <style:style style:name="P57" style:family="paragraph" style:parent-style-name="Heading_20_2">
      <style:text-properties officeooo:rsid="001ba890" officeooo:paragraph-rsid="001ba890"/>
    </style:style>
    <style:style style:name="P58" style:family="paragraph" style:parent-style-name="Heading_20_2">
      <style:text-properties officeooo:rsid="0022b39d" officeooo:paragraph-rsid="0022b39d"/>
    </style:style>
    <style:style style:name="P59" style:family="paragraph" style:parent-style-name="Heading_20_2">
      <style:text-properties officeooo:rsid="002b3d11" officeooo:paragraph-rsid="002b3d11"/>
    </style:style>
    <style:style style:name="P60" style:family="paragraph" style:parent-style-name="Heading_20_2">
      <style:text-properties officeooo:rsid="0035049c" officeooo:paragraph-rsid="0035049c"/>
    </style:style>
    <style:style style:name="P61" style:family="paragraph" style:parent-style-name="Heading_20_2">
      <style:text-properties officeooo:rsid="0037104a" officeooo:paragraph-rsid="0037104a"/>
    </style:style>
    <style:style style:name="P62" style:family="paragraph" style:parent-style-name="Heading_20_2">
      <style:text-properties officeooo:rsid="00376f6e" officeooo:paragraph-rsid="00376f6e"/>
    </style:style>
    <style:style style:name="P63" style:family="paragraph" style:parent-style-name="Heading_20_2">
      <style:text-properties officeooo:rsid="003a958f" officeooo:paragraph-rsid="003a958f"/>
    </style:style>
    <style:style style:name="P64" style:family="paragraph" style:parent-style-name="Heading_20_3">
      <style:text-properties officeooo:rsid="001ba890" officeooo:paragraph-rsid="001ba890"/>
    </style:style>
    <style:style style:name="P65" style:family="paragraph" style:parent-style-name="Heading_20_3">
      <style:text-properties officeooo:paragraph-rsid="00282cb6"/>
    </style:style>
    <style:style style:name="P66" style:family="paragraph" style:parent-style-name="Heading_20_3">
      <style:text-properties officeooo:rsid="0022b39d" officeooo:paragraph-rsid="0022b39d"/>
    </style:style>
    <style:style style:name="P67" style:family="paragraph" style:parent-style-name="Heading_20_3">
      <style:text-properties officeooo:rsid="002a0d46"/>
    </style:style>
    <style:style style:name="P68" style:family="paragraph" style:parent-style-name="Heading_20_3">
      <style:text-properties officeooo:rsid="002b3d11" officeooo:paragraph-rsid="002b3d11"/>
    </style:style>
    <style:style style:name="P69" style:family="paragraph" style:parent-style-name="Heading_20_3">
      <style:text-properties officeooo:rsid="002ee932" officeooo:paragraph-rsid="002ee932"/>
    </style:style>
    <style:style style:name="P70" style:family="paragraph" style:parent-style-name="Heading_20_3">
      <style:text-properties officeooo:rsid="0035049c" officeooo:paragraph-rsid="0035049c"/>
    </style:style>
    <style:style style:name="P71" style:family="paragraph" style:parent-style-name="Heading_20_3">
      <style:text-properties officeooo:rsid="00376f6e" officeooo:paragraph-rsid="00376f6e"/>
    </style:style>
    <style:style style:name="P72" style:family="paragraph" style:parent-style-name="Heading_20_3">
      <style:text-properties officeooo:rsid="003a958f" officeooo:paragraph-rsid="003a958f"/>
    </style:style>
    <style:style style:name="P73"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74"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75"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76"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77"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78"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79"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80"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81"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82"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83"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84"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85"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86"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87"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88"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89"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90"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91"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92"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93"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94"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95"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96"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97" style:family="paragraph" style:parent-style-name="Text_20_body" style:list-style-name="L32">
      <style:text-properties style:font-name="Liberation Serif" officeooo:paragraph-rsid="00376f6e"/>
    </style:style>
    <style:style style:name="P98" style:family="paragraph" style:parent-style-name="Text_20_body" style:list-style-name="L2">
      <style:text-properties fo:font-weight="normal" officeooo:rsid="001ba890" officeooo:paragraph-rsid="001ba890" style:font-weight-asian="normal" style:font-weight-complex="normal"/>
    </style:style>
    <style:style style:name="P99" style:family="paragraph" style:parent-style-name="Text_20_body" style:list-style-name="L14">
      <style:text-properties fo:font-weight="normal" officeooo:rsid="002d2b5c" officeooo:paragraph-rsid="002d2b5c" style:font-weight-asian="normal" style:font-weight-complex="normal"/>
    </style:style>
    <style:style style:name="P100" style:family="paragraph" style:parent-style-name="Text_20_body" style:list-style-name="L29">
      <style:text-properties fo:font-weight="normal" officeooo:rsid="0037104a" officeooo:paragraph-rsid="0037104a" style:font-weight-asian="normal" style:font-weight-complex="normal"/>
    </style:style>
    <style:style style:name="P101" style:family="paragraph" style:parent-style-name="Text_20_body" style:list-style-name="L30">
      <style:text-properties fo:font-weight="normal" officeooo:rsid="0037104a" officeooo:paragraph-rsid="0037104a" style:font-weight-asian="normal" style:font-weight-complex="normal"/>
    </style:style>
    <style:style style:name="P102" style:family="paragraph" style:parent-style-name="Text_20_body" style:list-style-name="L31">
      <style:text-properties fo:font-weight="normal" officeooo:rsid="0037104a" officeooo:paragraph-rsid="0037104a" style:font-weight-asian="normal" style:font-weight-complex="normal"/>
    </style:style>
    <style:style style:name="P103"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04"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05"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06"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07"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08"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09" style:family="paragraph" style:parent-style-name="Text_20_body" style:list-style-name="L8">
      <style:text-properties style:font-name="Courier New" officeooo:paragraph-rsid="0023e42a"/>
    </style:style>
    <style:style style:name="P110" style:family="paragraph" style:parent-style-name="Text_20_body" style:list-style-name="L9">
      <style:text-properties style:font-name="Courier New" officeooo:paragraph-rsid="0023e42a"/>
    </style:style>
    <style:style style:name="P111" style:family="paragraph" style:parent-style-name="Text_20_body" style:list-style-name="L11">
      <style:text-properties style:font-name="Courier New" officeooo:paragraph-rsid="0023e42a"/>
    </style:style>
    <style:style style:name="P112" style:family="paragraph" style:parent-style-name="Text_20_body" style:list-style-name="L4">
      <style:text-properties officeooo:paragraph-rsid="001ebca4"/>
    </style:style>
    <style:style style:name="P113" style:family="paragraph" style:parent-style-name="Text_20_body" style:list-style-name="L6">
      <style:text-properties officeooo:paragraph-rsid="0026661b"/>
    </style:style>
    <style:style style:name="P114" style:family="paragraph" style:parent-style-name="Text_20_body" style:list-style-name="L6">
      <style:text-properties officeooo:paragraph-rsid="00264291"/>
    </style:style>
    <style:style style:name="P115" style:family="paragraph" style:parent-style-name="Text_20_body" style:list-style-name="L8">
      <style:text-properties officeooo:paragraph-rsid="0023e42a"/>
    </style:style>
    <style:style style:name="P116" style:family="paragraph" style:parent-style-name="Text_20_body" style:list-style-name="L9">
      <style:text-properties officeooo:paragraph-rsid="0023e42a"/>
    </style:style>
    <style:style style:name="P117" style:family="paragraph" style:parent-style-name="Text_20_body" style:list-style-name="L10">
      <style:text-properties officeooo:paragraph-rsid="0022b39d"/>
    </style:style>
    <style:style style:name="P118" style:family="paragraph" style:parent-style-name="Text_20_body" style:list-style-name="L11">
      <style:text-properties officeooo:paragraph-rsid="0023e42a"/>
    </style:style>
    <style:style style:name="P119" style:family="paragraph" style:parent-style-name="Text_20_body" style:list-style-name="L13">
      <style:text-properties fo:font-weight="bold" officeooo:rsid="002a0d46" officeooo:paragraph-rsid="002a0d46" style:font-weight-asian="bold" style:font-weight-complex="bold"/>
    </style:style>
    <style:style style:name="P120" style:family="paragraph" style:parent-style-name="Text_20_body" style:list-style-name="L14">
      <style:text-properties fo:font-weight="bold" officeooo:rsid="002d2b5c" officeooo:paragraph-rsid="002d2b5c" style:font-weight-asian="bold" style:font-weight-complex="bold"/>
    </style:style>
    <style:style style:name="P121" style:family="paragraph" style:parent-style-name="Text_20_body">
      <style:text-properties officeooo:paragraph-rsid="003a958f"/>
    </style:style>
    <style:style style:name="P122" style:family="paragraph" style:parent-style-name="Text_20_body">
      <style:text-properties style:font-name="Courier New" officeooo:paragraph-rsid="003a958f"/>
    </style:style>
    <style:style style:name="P123" style:family="paragraph" style:parent-style-name="Text_20_body">
      <style:text-properties style:font-name="Courier New" officeooo:rsid="003c827c" officeooo:paragraph-rsid="003c827c"/>
    </style:style>
    <style:style style:name="P124" style:family="paragraph" style:parent-style-name="Text_20_body">
      <style:text-properties style:font-name="Liberation Serif" officeooo:paragraph-rsid="003a958f"/>
    </style:style>
    <style:style style:name="P125" style:family="paragraph" style:parent-style-name="Text_20_body" style:list-style-name="L33">
      <style:text-properties style:font-name="Liberation Serif" officeooo:paragraph-rsid="003a958f"/>
    </style:style>
    <style:style style:name="P126" style:family="paragraph" style:parent-style-name="Text_20_body">
      <style:text-properties style:font-name="Liberation Serif" officeooo:rsid="003c827c" officeooo:paragraph-rsid="003c827c"/>
    </style:style>
    <style:style style:name="P127" style:family="paragraph" style:parent-style-name="Text_20_body">
      <style:text-properties style:font-name="Liberation Serif" fo:font-weight="bold" officeooo:rsid="003c827c" officeooo:paragraph-rsid="003c827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54" text:outline-level="1">Mundo 01</text:h>
      <text:h text:style-name="P57" text:outline-level="2">Módulo 01 – Introdução ao Mundo da Programação</text:h>
      <text:h text:style-name="P64"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57" text:outline-level="2">Módulo 02 – Primeiros passos com o Python</text:h>
      <text:h text:style-name="P64" text:outline-level="3">Aula 02 – Para que serve o Python?</text:h>
      <text:p text:style-name="P10">Python é uma linguagem de programação de alto nível, de propósito geral, criada por Guido van Rossum e lançada pela primeira vez em 1991. Aqui está um resumo da história do Python:</text:p>
      <text:p text:style-name="P10"><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0"><text:span text:style-name="T1">Nome:</text:span> O nome "Python" foi inspirado pelo grupo de comédia britânico Monty Python, do qual Guido van Rossum era fã. A escolha do nome reflete o desejo de tornar a linguagem divertida e única.</text:p>
      <text:p text:style-name="P10"><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0"><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73">Bonito é melhor que feio.</text:p>
        </text:list-item>
        <text:list-item>
          <text:p text:style-name="P73">Explícito é melhor que implícito.</text:p>
        </text:list-item>
        <text:list-item>
          <text:p text:style-name="P73">Simples é melhor que complexo.</text:p>
        </text:list-item>
        <text:list-item>
          <text:p text:style-name="P73">Complexo é melhor que complicado.</text:p>
        </text:list-item>
      </text:list>
      <text:list text:style-name="L2">
        <text:list-item>
          <text:p text:style-name="P74">Linear é melhor que aninhado.</text:p>
        </text:list-item>
        <text:list-item>
          <text:p text:style-name="P74">Esparso é melhor que denso.</text:p>
        </text:list-item>
        <text:list-item>
          <text:p text:style-name="P74">Legibilidade conta.</text:p>
        </text:list-item>
        <text:list-item>
          <text:p text:style-name="P74">Casos especiais não são especiais o bastante para quebrar as regras.</text:p>
        </text:list-item>
        <text:list-item>
          <text:p text:style-name="P74">Ainda que praticidade vença a pureza.</text:p>
        </text:list-item>
        <text:list-item>
          <text:p text:style-name="P74">Erros nunca devem passar silenciosamente.</text:p>
        </text:list-item>
        <text:list-item>
          <text:p text:style-name="P74">A menos que sejam explicitamente silenciados.</text:p>
        </text:list-item>
        <text:list-item>
          <text:p text:style-name="P74">Diante da ambiguidade, recuse a tentação de adivinhar.</text:p>
        </text:list-item>
        <text:list-item>
          <text:p text:style-name="P74">Deveria haver um — e preferencialmente só um — modo óbvio para fazer algo.</text:p>
        </text:list-item>
        <text:list-item>
          <text:p text:style-name="P98"><text:soft-page-break/><text:span text:style-name="T6">Embora esse modo possa não ser óbvio a princípio, a menos que você seja holandês.</text:span></text:p>
        </text:list-item>
        <text:list-item>
          <text:p text:style-name="P74">Agora é melhor que nunca.</text:p>
        </text:list-item>
        <text:list-item>
          <text:p text:style-name="P74">Embora nunca frequentemente seja melhor que já.</text:p>
        </text:list-item>
        <text:list-item>
          <text:p text:style-name="P74">Se a implementação é difícil de explicar, é uma má ideia.</text:p>
        </text:list-item>
        <text:list-item>
          <text:p text:style-name="P74">Se a implementação é fácil de explicar, pode ser uma boa ideia.</text:p>
        </text:list-item>
        <text:list-item>
          <text:p text:style-name="P74">Namespaces são uma grande ideia — vamos ter mais dessas!</text:p>
        </text:list-item>
      </text:list>
      <text:p text:style-name="P10"><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0"><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0"><text:span text:style-name="T1">Versões Principais:</text:span> As versões principais do Python incluem a série 2.x (encerrada em 2020) e a série 3.x, que é a versão atualmente recomendada para novos projetos.</text:p>
      <text:p text:style-name="P10"><text:span text:style-name="T1">PyPI (Python Package Index):</text:span> PyPI é o repositório oficial de pacotes do Python, onde os desenvolvedores podem compartilhar e distribuir seus projetos, facilitando a reutilização de código.</text:p>
      <text:p text:style-name="P10"><text:span text:style-name="T1">Futuro:</text:span> O desenvolvimento do Python continua, com novas versões sendo lançadas regularmente para melhorar a linguagem e abordar as necessidades em evolução da comunidade de desenvolvedores.</text:p>
      <text:p text:style-name="P10">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1">Python é uma linguagem de programação de alto nível, interpretada e de propósito geral. Seu funcionamento pode ser dividido em alguns conceitos-chave:</text:p>
      <text:p text:style-name="P11"><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1"><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1"><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1"><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1"><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1"><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1"><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1">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5"><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7">print(“Olá, Mundo!”)</text:p>
      <text:p text:style-name="P36">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91">Aspas Simples:<text:span text:style-name="T12"> São mais recomendadas para identificar variáveis, identificadores ou atributos. Também costumam ser utilizadas em expressões regulares, chaves de dicionário e em SQL. Exemplo:</text:span></text:p>
          <text:p text:style-name="P103">animal = ‘gato’</text:p>
        </text:list-item>
        <text:list-item>
          <text:p text:style-name="P91">Aspas Duplas:<text:span text:style-name="T12"> São melhores utilizadas para representar texto, especialmente quando sabemos que existirão outras citações dentro da string. Exemplo:</text:span></text:p>
          <text:p text:style-name="P103">frase = “Ela disse: ‘Olá, Mundo!’”</text:p>
        </text:list-item>
        <text:list-item>
          <text:p text:style-name="P91">Aspas Triplas:<text:span text:style-name="T12"> São usadas para declarar strings com múltiplas linhas ou quando a string/texto possui tanto aspas simples como aspas duplas nas citações. Exemplo:</text:span></text:p>
          <text:p text:style-name="P103">texto = “””</text:p>
          <text:p text:style-name="P103">Essa é uma ‘string’ que abrange</text:p>
          <text:p text:style-name="P103"><text:soft-page-break/>Várias linhas e contém “aspas” simples e duplas.</text:p>
          <text:p text:style-name="P103">”””</text:p>
        </text:list-item>
      </text:list>
      <text:p text:style-name="P16"><text:span text:style-name="T7"/></text:p>
      <text:p text:style-name="P36">Para fazer cálculos ou trabalhar com números que não sejam uma string, não é utilizado aspas. Exemplo:</text:p>
      <text:p text:style-name="P16"><text:span text:style-name="T12">print(7 + 4)</text:span><text:span text:style-name="T7"><text:tab/></text:span><text:span text:style-name="T8">#</text:span><text:span text:style-name="T13"> 11</text:span></text:p>
      <text:p text:style-name="P16"><text:span text:style-name="T8"/></text:p>
      <text:p text:style-name="P36">Se utilizar aspas em cada número, o Python vai concatenar as strings. Exemplo:</text:p>
      <text:p text:style-name="P16"><text:span text:style-name="T12">print(‘7’ + ‘4’)<text:tab/></text:span><text:span text:style-name="T13"># 74</text:span></text:p>
      <text:p text:style-name="P29"><text:span text:style-name="T5"/></text:p>
      <text:p text:style-name="P37">Se quiser utilizar uma string e um número inteiro, é necessário usar vírgula. Exemplo:</text:p>
      <text:p text:style-name="P18">print(“Olá”, 5)<text:tab/># Olá 5</text:p>
      <text:p text:style-name="P29"><text:span text:style-name="T4"/></text:p>
      <text:p text:style-name="P29">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12"><text:span text:style-name="T10">Declaração de Variáveis: </text:span><text:span text:style-name="T8">Para criar uma variável em Python, você simplesmente atribui um valor a um nome de variável. Por exemplo:</text:span></text:p>
        </text:list-item>
      </text:list>
      <text:p text:style-name="P18"><text:tab/>idade = 25<text:line-break/><text:tab/>nome = ‘Alice’<text:line-break/><text:tab/>salario = 50000.50</text:p>
      <text:p text:style-name="P29"><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92">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04">x = 10 <text:s text:c="6"/># x é do tipo inteiro (int)<text:line-break/>y = "hello" <text:s/># y é do tipo string (str)</text:p>
        </text:list-item>
        <text:list-item>
          <text:p text:style-name="P92">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04">preco_total = 100.50<text:line-break/>numero_itens = 5</text:p>
        </text:list-item>
        <text:list-item>
          <text:p text:style-name="P92">Operações com Variáveis: <text:span text:style-name="T12">Você pode realizar operações matemáticas e outras manipulações usando variáveis.</text:span></text:p>
          <text:p text:style-name="P104"><text:soft-page-break/>a = 10<text:line-break/>b = 5<text:line-break/>soma = a + b</text:p>
        </text:list-item>
        <text:list-item>
          <text:p text:style-name="P92">Input do Usuário:<text:span text:style-name="T12"> Você pode usar a função </text:span>input()<text:span text:style-name="T12"> para receber entrada do usuário e atribuir o valor a uma variável:</text:span></text:p>
          <text:p text:style-name="P104">nome = input("Digite seu nome: ")</text:p>
          <text:p text:style-name="P75">O valor digitado pelo usuário é tratado como uma string, então você pode precisar converter para o tipo desejado, se necessário.</text:p>
        </text:list-item>
      </text:list>
      <text:p text:style-name="P38"/>
      <text:p text:style-name="P30">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41">Para fazer um comentário simples em Python, basta colocar uma hashtag ( #) antes do texto. Aqui está um exemplo:</text:p>
      <text:p text:style-name="P20"># isto é um comentário</text:p>
      <text:p text:style-name="P41">Tudo que aparecer após uma hashtag ( #) será ignorado, porém, você pode colocar código na mesma linha (desde que antes de iniciar o comentário) que esse será executado. Por exemplo:</text:p>
      <text:p text:style-name="P20">nome_site = "Covil Do Dev" <text:s/># Conteúdo do comentário</text:p>
      <text:p text:style-name="P41">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0"># Comentário</text:p>
      <text:p text:style-name="P20"># em</text:p>
      <text:p text:style-name="P20"># várias</text:p>
      <text:p text:style-name="P20"># linhas</text:p>
      <text:p text:style-name="P39">ou</text:p>
      <text:p text:style-name="P19">"""</text:p>
      <text:p text:style-name="P19">Comentário em várias linhas</text:p>
      <text:p text:style-name="P19">"""</text:p>
      <text:p text:style-name="P39">Lembre-se, os comentários são feitos para você e/ou outros programadores lerem e interpretarem o que está acontecendo naquele trecho, portanto não terão efeito na execução do seu código.</text:p>
      <text:p text:style-name="P39">A PEP 8, que é o Guia de Estilo para Python, oferece várias orientações sobre como escrever comentários:</text:p>
      <text:p text:style-name="P40">Frases completas e concisas: Os comentários devem ser sempre frases completas e concisas. É melhor não ter nenhum comentário do que um que seja difícil de entender ou impreciso.</text:p>
      <text:list text:style-name="L6">
        <text:list-item>
          <text:p text:style-name="P113"><text:soft-page-break/><text:span text:style-name="T11">Atualização regular:</text:span><text:span text:style-name="T9"> Os comentários devem ser atualizados regularmente para refletir as mudanças no seu código.</text:span></text:p>
        </text:list-item>
        <text:list-item>
          <text:p text:style-name="P114"><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14"><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14"><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14"><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39">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39">Aqui estão alguns exemplos de comentários que seguem as diretrizes da PEP 8:</text:p>
      <text:list text:style-name="L7">
        <text:list-item>
          <text:p text:style-name="P93">Comentários em linha:</text:p>
          <text:p text:style-name="P105">x = 10 <text:s/># Define a variável x com o valor 10</text:p>
        </text:list-item>
        <text:list-item>
          <text:p text:style-name="P93">Comentários em bloco:</text:p>
          <text:p text:style-name="P105"># Este é um comentário em bloco</text:p>
          <text:p text:style-name="P105"># que se estende por várias linhas.</text:p>
        </text:list-item>
        <text:list-item>
          <text:p text:style-name="P93">Comentários de documentação (docstrings):</text:p>
          <text:p text:style-name="P105">def minha_funcao():</text:p>
          <text:p text:style-name="P105"><text:s text:c="4"/>"""</text:p>
          <text:p text:style-name="P105"><text:s text:c="4"/>Esta função faz algo incrível.</text:p>
          <text:p text:style-name="P105"><text:s text:c="4"/>"""</text:p>
          <text:p text:style-name="P105"><text:s text:c="4"/>pass</text:p>
        </text:list-item>
      </text:list>
      <text:h text:style-name="P65" text:outline-level="3" text:is-list-header="true"><text:soft-page-break/><text:line-break/><text:span text:style-name="T14">Aula 05 – Instalando o PyCharm e o QPython3</text:span></text:h>
      <text:h text:style-name="P58" text:outline-level="2">Módulo 03 – Tratando dados e fazendo contas</text:h>
      <text:h text:style-name="P66" text:outline-level="3">Aula 06 <text:s/>- Tipos Primitivos e Saída de Dados</text:h>
      <text:p text:style-name="P49">Em Python, assim como em muitas linguagens de programação, existem tipos primitivos básicos que são utilizados para representar dados simples. Os principais tipos primitivos em Python incluem:</text:p>
      <text:list text:style-name="L8">
        <text:list-item>
          <text:p text:style-name="P115"><text:span text:style-name="T1">Inteiros (int):</text:span> Representam números inteiros, positivos ou negativos, sem casas decimais. <text:span text:style-name="T15">Exemplo:</text:span></text:p>
          <text:p text:style-name="P109">x = 10</text:p>
        </text:list-item>
      </text:list>
      <text:list text:style-name="L9">
        <text:list-item>
          <text:p text:style-name="P116"><text:span text:style-name="T1">Números de Ponto Flutuante (float):</text:span> Representam números reais, ou seja, números com casas decimais. Exemplo:</text:p>
          <text:p text:style-name="P110">y = 3.14</text:p>
        </text:list-item>
      </text:list>
      <text:list text:style-name="L10">
        <text:list-item>
          <text:p text:style-name="P117"><text:span text:style-name="T1">Booleanos (bool): </text:span>Representam valores lógicos verdadeiros (True) ou falsos (False). São frequentemente utilizados em expressões condicionais. Exemplo:</text:p>
        </text:list-item>
      </text:list>
      <text:p text:style-name="P50"><text:tab/><text:span text:style-name="T4">is_python_fun = True</text:span></text:p>
      <text:list text:style-name="L11">
        <text:list-item>
          <text:p text:style-name="P118"><text:span text:style-name="T1">Strings (str): </text:span>Representam sequências de caracteres. Exemplo:</text:p>
          <text:p text:style-name="P111">mensagem = "Olá, mundo!"</text:p>
        </text:list-item>
        <text:list-item>
          <text:p text:style-name="P118"><text:span text:style-name="T1">NoneType (None): </text:span>Representa a ausência de valor ou a falta de um tipo específico. É frequentemente utilizado para inicializar variáveis sem atribuir um valor específico. Exemplo:</text:p>
          <text:p text:style-name="P111">vazio = None</text:p>
        </text:list-item>
      </text:list>
      <text:p text:style-name="P49">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49">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26">type(objeto)</text:p>
      <text:p text:style-name="P47">Onde objeto é o valor ou variável cujo tipo você deseja conhecer. </text:p>
      <text:p text:style-name="P47"/>
      <text:p text:style-name="P31">Função com prefixo is...():</text:p>
      <text:p text:style-name="P31"><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94">isalnum():<text:span text:style-name="T12"> Verifica se todos os caracteres em uma string são alfanuméricos (letras ou números). Exemplo:</text:span></text:p>
          <text:p text:style-name="P106">texto = <text:s/>"abc123"<text:line-break/>resultado = texto.isalnum()<text:tab/># Retorna True</text:p>
        </text:list-item>
        <text:list-item>
          <text:p text:style-name="P94">isalpha():<text:span text:style-name="T12"> Verifica se todos os caracteres em uma string são alfabéticos. Exemplo:</text:span></text:p>
          <text:p text:style-name="P106">texto = "abc"<text:line-break/>resultado = texto.isalpha() <text:s/># Retorna True</text:p>
        </text:list-item>
        <text:list-item>
          <text:p text:style-name="P94">isascii():<text:span text:style-name="T12"> Verifica se todos os caracteres em uma string são ASCII (American Standard Code for Information Interchange). Exemplo:</text:span></text:p>
          <text:p text:style-name="P106">texto = "Hello"<text:line-break/>resultado = texto.isascii() <text:s/># Retorna True</text:p>
        </text:list-item>
        <text:list-item>
          <text:p text:style-name="P94">isdecimal():<text:span text:style-name="T12"> Verifica se todos os caracteres em uma string são decimais. Exemplo:</text:span></text:p>
          <text:p text:style-name="P106">texto = "123"<text:line-break/>resultado = texto.isdecimal() <text:s/># Retorna True</text:p>
        </text:list-item>
        <text:list-item>
          <text:p text:style-name="P94">isdigit():<text:span text:style-name="T12"> Verifica se todos os caracteres em uma string são dígitos. Exemplo:</text:span></text:p>
          <text:p text:style-name="P106">texto = "123"<text:line-break/>resultado = texto.isdigit() <text:s/># Retorna True</text:p>
        </text:list-item>
        <text:list-item>
          <text:p text:style-name="P94">isidentifier():<text:span text:style-name="T12"> Verifica se a string é um identificador válido (um nome de variável válido). Exemplo:</text:span></text:p>
          <text:p text:style-name="P106">identificador = "variavel1"<text:line-break/>resultado = identificador.isidentifier() <text:s/># Retorna True</text:p>
        </text:list-item>
        <text:list-item>
          <text:p text:style-name="P94">isnumeric():<text:span text:style-name="T12"> Verifica se todos os caracteres em uma string são numéricos. Exemplo:</text:span></text:p>
          <text:p text:style-name="P106">texto = "12345"<text:line-break/>resultado = texto.isnumeric() <text:s/># Retorna True</text:p>
        </text:list-item>
        <text:list-item>
          <text:p text:style-name="P94">isprintable()<text:span text:style-name="T12">: Verifica se todos os caracteres em uma string são imprimíveis. Exemplo:</text:span></text:p>
          <text:p text:style-name="P106">texto = "Hello\nWorld"<text:line-break/>resultado = texto.isprintable() <text:s/># Retorna False</text:p>
        </text:list-item>
        <text:list-item>
          <text:p text:style-name="P94">isspace():<text:span text:style-name="T12"> Verifica se todos os caracteres em uma string são espaços em branco. Exemplo:</text:span></text:p>
          <text:p text:style-name="P106">texto = " <text:s text:c="2"/>"<text:line-break/>resultado = texto.isspace() <text:s/># Retorna True</text:p>
        </text:list-item>
        <text:list-item>
          <text:p text:style-name="P94">istitle():<text:span text:style-name="T12"> Verifica se a string segue as regras de título (cada palavra começa com maiúscula). Exemplo:</text:span></text:p>
          <text:p text:style-name="P106">texto = "Python Programming"<text:line-break/>resultado = texto.istitle() <text:s/># Retorna True</text:p>
        </text:list-item>
        <text:list-item>
          <text:p text:style-name="P94"><text:soft-page-break/>isupper():<text:span text:style-name="T12"> Verifica se todos os caracteres alfabéticos em uma string são maiúsculos. Exemplo:</text:span></text:p>
          <text:p text:style-name="P106">texto = "ABC"<text:line-break/>resultado = texto.isupper() <text:s/># Retorna True</text:p>
        </text:list-item>
      </text:list>
      <text:h text:style-name="P67" text:outline-level="3">Aula 07 – Operadores Aritméticos</text:h>
      <text:p text:style-name="P5">Operações Aritméticas</text:p>
      <text:p text:style-name="P12">O Python suporta várias operações aritméticas para realizar cálculos numéricos. Aqui estão as operações aritméticas básicas em Python:</text:p>
      <text:list text:style-name="L13">
        <text:list-item>
          <text:p text:style-name="P119">Adição (+):<text:span text:style-name="T12"> Soma dois valores.</text:span></text:p>
          <text:p text:style-name="P107">resultado = 5 + 3<text:tab/># 8</text:p>
        </text:list-item>
        <text:list-item>
          <text:p text:style-name="P76"><text:span text:style-name="T1">Subtração (-):</text:span> Subtrai o valor do lado direito do valor do lado esquerdo.</text:p>
          <text:p text:style-name="P107">resultado = 10 - 4<text:tab/># 6</text:p>
        </text:list-item>
        <text:list-item>
          <text:p text:style-name="P76"><text:span text:style-name="T1">Multiplicação (*):</text:span> Multiplica dois valores.</text:p>
          <text:p text:style-name="P107">resultado = 3 * 4<text:tab/># 12</text:p>
        </text:list-item>
        <text:list-item>
          <text:p text:style-name="P76"><text:span text:style-name="T1">Divisão (/):</text:span> Divide o valor do lado esquerdo pelo valor do lado direito, resultando em um valor de ponto flutuante.</text:p>
          <text:p text:style-name="P107">resultado = 15 / 4 <text:s/># 3.75</text:p>
        </text:list-item>
        <text:list-item>
          <text:p text:style-name="P76"><text:span text:style-name="T1">Divisão inteira (//):</text:span> Divide o valor do lado esquerdo pelo valor do lado direito, resultando no quociente como um número inteiro.</text:p>
          <text:p text:style-name="P107">resultado = 15 // 4<text:tab/># 3</text:p>
        </text:list-item>
        <text:list-item>
          <text:p text:style-name="P76"><text:span text:style-name="T1">Módulo (%):</text:span> Retorna o resto da divisão do valor do lado esquerdo pelo valor do lado direito.</text:p>
          <text:p text:style-name="P107">resultado = 15 % 4<text:tab/># 3</text:p>
        </text:list-item>
        <text:list-item>
          <text:p text:style-name="P76"><text:span text:style-name="T1">Exponenciação (**):</text:span> Eleva o valor do lado esquerdo à potência do valor do lado direito.</text:p>
          <text:p text:style-name="P107"><text:span text:style-name="T16">r</text:span>esultado = 2 ** 3<text:tab/># 8</text:p>
        </text:list-item>
        <text:list-item>
          <text:p text:style-name="P76">A função <text:span text:style-name="T1">pow()</text:span> em Python é uma função incorporada que é utilizada para elevar um número a uma potência específica. A sintaxe básica da função <text:span text:style-name="T1">pow()</text:span> é:</text:p>
          <text:p text:style-name="P107">pow(base, expoente, módulo)</text:p>
          <text:list>
            <text:list-item>
              <text:p text:style-name="P95"><text:span text:style-name="T16">B</text:span>ase: <text:span text:style-name="T12">O número que será elevado à potência.</text:span></text:p>
            </text:list-item>
            <text:list-item>
              <text:p text:style-name="P95"><text:span text:style-name="T16">E</text:span>xpoente: <text:span text:style-name="T12">O expoente para o qual a base será elevada.</text:span></text:p>
            </text:list-item>
            <text:list-item>
              <text:p text:style-name="P95"><text:span text:style-name="T16">M</text:span>ódulo (opcional): <text:span text:style-name="T12">Um terceiro argumento opcional para calcular o resultado módulo um valor.</text:span></text:p>
            </text:list-item>
          </text:list>
          <text:p text:style-name="P95"><text:span text:style-name="T12">Exemplos de uso da função</text:span> pow():</text:p>
          <text:p text:style-name="P107"><text:soft-page-break/># Exemplo 1: Elevando 2 à potência de 3<text:line-break/>resultado = pow(2, 3)<text:line-break/>print(resultado)<text:tab/># <text:span text:style-name="T16">8</text:span></text:p>
          <text:p text:style-name="P107"/>
          <text:p text:style-name="P107"># Exemplo 2: Elevando 2 à potência de 3, módulo 5<text:line-break/>resultado_modulo = pow(2, 3, 5)<text:line-break/>print(resultado_modulo)<text:tab/># <text:span text:style-name="T16">3</text:span></text:p>
          <text:p text:style-name="P76">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77">Para realizar uma <text:span text:style-name="T1">raiz quadrada</text:span>, basta utilizar 0.5 como expoente, ou, se preferir, utilizar a função <text:span text:style-name="T1">sqrt() </text:span>da biblioteca <text:span text:style-name="T1">math</text:span>.</text:p>
        </text:list-item>
      </text:list>
      <text:p text:style-name="P42">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59" text:outline-level="2">Módulo 04 – Usando módulos do Python</text:h>
      <text:h text:style-name="P68"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20">Importação Simples:</text:p>
          <text:p text:style-name="P108">import module_name</text:p>
          <text:p text:style-name="P99">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20">Renomeando ao Importar:</text:p>
          <text:p text:style-name="P108">import module_name as alias</text:p>
          <text:p text:style-name="P99">Isso importa o módulo, mas você pode usar um nome mais curto (um "alias") para referenciar o módulo.</text:p>
        </text:list-item>
        <text:list-item>
          <text:p text:style-name="P120">Importando Partes Específicas:</text:p>
          <text:p text:style-name="P108">from module_name import *</text:p>
          <text:p text:style-name="P99">Isso importa todas as funções, classes e variáveis do módulo diretamente. No entanto, isso não é recomendado, pois pode levar a conflitos de nomes.</text:p>
        </text:list-item>
      </text:list>
      <text:h text:style-name="P69"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3">A sintaxe básica do fatiamento é:</text:p>
      <text:p text:style-name="P21">sequencia[inicio:fim:passo]</text:p>
      <text:list text:style-name="L15">
        <text:list-item>
          <text:p text:style-name="P96">inicio: <text:span text:style-name="T12">Índice onde o fatiamento começa (incluído).</text:span></text:p>
        </text:list-item>
        <text:list-item>
          <text:p text:style-name="P96">fim:<text:span text:style-name="T12"> Índice onde o fatiamento termina (excluído).</text:span></text:p>
        </text:list-item>
        <text:list-item>
          <text:p text:style-name="P96">passo:<text:span text:style-name="T12"> Passo ou intervalo entre os índices.</text:span></text:p>
        </text:list-item>
      </text:list>
      <text:p text:style-name="P43">Vamos ver alguns exemplos de fatiamento em cadeias de caracteres:</text:p>
      <text:p text:style-name="P21"># Exemplo de uma cadeia de caracteres</text:p>
      <text:p text:style-name="P21">cadeia = "Python é incrível!"</text:p>
      <text:p text:style-name="P21"/>
      <text:p text:style-name="P21"># Fatiamento para extrair uma parte da cadeia</text:p>
      <text:p text:style-name="P21">substring = cadeia[7:15] <text:s/># "é incrív"</text:p>
      <text:p text:style-name="P21"/>
      <text:p text:style-name="P21"># Fatiamento com passo para obter caracteres alternados</text:p>
      <text:p text:style-name="P21">caracteres_alternados = cadeia[::2] <text:s/># "Pto éicvl!"</text:p>
      <text:p text:style-name="P21"/>
      <text:p text:style-name="P21"># Fatiamento invertido para inverter a cadeia</text:p>
      <text:p text:style-name="P21">inverted_string = cadeia[::-1] <text:s/># "!levnírci é nohtyP"</text:p>
      <text:p text:style-name="P43">Lembre-se de que os índices em Python começam em 0, então o índice 7 refere-se ao oitavo caractere na cadeia.</text:p>
      <text:p text:style-name="P43">Algumas considerações adicionais sobre o fatiamento:</text:p>
      <text:list text:style-name="L16">
        <text:list-item>
          <text:p text:style-name="P78">Se <text:span text:style-name="T1">inicio</text:span> não for especificado, é assumido como 0.</text:p>
        </text:list-item>
        <text:list-item>
          <text:p text:style-name="P78">Se <text:span text:style-name="T1">fim</text:span> não for especificado, é assumido como o comprimento total da sequência.</text:p>
        </text:list-item>
        <text:list-item>
          <text:p text:style-name="P78">O <text:span text:style-name="T1">passo</text:span> pode ser negativo, o que inverte a ordem dos elementos.</text:p>
        </text:list-item>
      </text:list>
      <text:p text:style-name="P43">O fatiamento é uma ferramenta poderosa para manipular sequências em Python, permitindo a extração de partes específicas sem a necessidade de iteração explícita.</text:p>
      <text:p text:style-name="P43"/>
      <text:p text:style-name="P43"/>
      <text:p text:style-name="P32"/>
      <text:p text:style-name="P32"><text:soft-page-break/>Análise:</text:p>
      <text:p text:style-name="P32">len():</text:p>
      <text:p text:style-name="P43">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43">A sintaxe básica da função <text:span text:style-name="T1">len()</text:span> é:</text:p>
      <text:p text:style-name="P21">len(sequencia)</text:p>
      <text:p text:style-name="P43">A função <text:span text:style-name="T1">len()</text:span> é uma ferramenta útil para verificar o tamanho de uma sequência e é frequentemente usada em estruturas de controle, como loops, para iterar sobre todos os elementos de uma sequência.</text:p>
      <text:p text:style-name="P43"/>
      <text:p text:style-name="P32">count():</text:p>
      <text:p text:style-name="P43">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43">A sintaxe básica do método <text:span text:style-name="T1">count()</text:span> é a seguinte:</text:p>
      <text:p text:style-name="P21">sequencia.count(elemento)</text:p>
      <text:list text:style-name="L17">
        <text:list-item>
          <text:p text:style-name="P79"><text:span text:style-name="T1">sequencia:</text:span> A sequência na qual você deseja contar as ocorrências do elemento.</text:p>
        </text:list-item>
        <text:list-item>
          <text:p text:style-name="P79"><text:span text:style-name="T1">elemento:</text:span> O elemento cujas ocorrências você deseja contar.</text:p>
        </text:list-item>
      </text:list>
      <text:p text:style-name="P43">Um exemplo com cadeia de caraceteres:</text:p>
      <text:p text:style-name="P21">texto = "python programming"</text:p>
      <text:p text:style-name="P21">ocorrencias_p = texto.count('p')</text:p>
      <text:p text:style-name="P21">print(ocorrencias_p) <text:s/># Saída: 2</text:p>
      <text:p text:style-name="P43">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43"/>
      <text:p text:style-name="P32">find():</text:p>
      <text:p text:style-name="P43">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43">A sintaxe básica da função <text:span text:style-name="T1">find()</text:span> é a seguinte:</text:p>
      <text:p text:style-name="P21">cadeia.find(substring, inicio, fim)</text:p>
      <text:list text:style-name="L18">
        <text:list-item>
          <text:p text:style-name="P80"><text:span text:style-name="T1">cadeia:</text:span> A cadeia de caracteres na qual você deseja buscar a substring.</text:p>
        </text:list-item>
        <text:list-item>
          <text:p text:style-name="P80"><text:soft-page-break/><text:span text:style-name="T1">substring:</text:span> A substring que você está procurando.</text:p>
        </text:list-item>
        <text:list-item>
          <text:p text:style-name="P80"><text:span text:style-name="T1">inicio (opcional):</text:span> O índice inicial da busca na cadeia (por padrão, começa do início).</text:p>
        </text:list-item>
        <text:list-item>
          <text:p text:style-name="P80"><text:span text:style-name="T1">fim (opcional):</text:span> O índice final da busca na cadeia (por padrão, vai até o final).</text:p>
        </text:list-item>
      </text:list>
      <text:p text:style-name="P43">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43"/>
      <text:p text:style-name="P33">Transformação:</text:p>
      <text:p text:style-name="P33">replace():</text:p>
      <text:p text:style-name="P44">A função <text:span text:style-name="T1">replace()</text:span> é um método de cadeias de caracteres (strings) em Python. Essa função é utilizada para substituir todas as ocorrências de uma substring por outra dentro de uma cadeia de caracteres.</text:p>
      <text:p text:style-name="P44">A sintaxe básica da função <text:span text:style-name="T1">replace()</text:span> é a seguinte:</text:p>
      <text:p text:style-name="P22">nova_cadeia = cadeia.replace(substring_original, nova_substring)</text:p>
      <text:list text:style-name="L19">
        <text:list-item>
          <text:p text:style-name="P81"><text:span text:style-name="T1">cadeia:</text:span> A cadeia de caracteres na qual você deseja fazer a substituição.</text:p>
        </text:list-item>
        <text:list-item>
          <text:p text:style-name="P81"><text:span text:style-name="T1">substring_original:</text:span> A substring que você deseja substituir.</text:p>
        </text:list-item>
        <text:list-item>
          <text:p text:style-name="P81"><text:span text:style-name="T1">nova_substring:</text:span> A nova substring que será colocada no lugar da substring original.</text:p>
        </text:list-item>
      </text:list>
      <text:p text:style-name="P44">É possível utilizar contagem limitada no <text:span text:style-name="T1">replace()</text:span>, basta utilizar a quantidade de vezes depois da <text:span text:style-name="T1">nova_substring.</text:span></text:p>
      <text:p text:style-name="P44">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44"/>
      <text:p text:style-name="P33">upper():</text:p>
      <text:p text:style-name="P44">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44">A sintaxe básica do método <text:span text:style-name="T1">upper()</text:span> é a seguinte:</text:p>
      <text:p text:style-name="P22">nova_cadeia = cadeia.upper()</text:p>
      <text:list text:style-name="L20">
        <text:list-item>
          <text:p text:style-name="P82"><text:span text:style-name="T1">cadeia:</text:span> A cadeia de caracteres que você deseja converter para maiúsculas.</text:p>
        </text:list-item>
        <text:list-item>
          <text:p text:style-name="P82"><text:span text:style-name="T1">nova_cadeia:</text:span> A nova cadeia de caracteres convertida para maiúsculas.</text:p>
        </text:list-item>
      </text:list>
      <text:p text:style-name="P44">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44"/>
      <text:p text:style-name="P33">lower():</text:p>
      <text:p text:style-name="P44">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44">A sintaxe básica do método <text:span text:style-name="T1">lower()</text:span> é a seguinte:</text:p>
      <text:p text:style-name="P22">nova_cadeia = cadeia.lower()</text:p>
      <text:list text:style-name="L21">
        <text:list-item>
          <text:p text:style-name="P83"><text:span text:style-name="T1">cadeia:</text:span> A cadeia de caracteres que você deseja converter para minúsculas.</text:p>
        </text:list-item>
        <text:list-item>
          <text:p text:style-name="P83"><text:span text:style-name="T1">nova_cadeia:</text:span> A nova cadeia de caracteres convertida para minúsculas.</text:p>
        </text:list-item>
      </text:list>
      <text:p text:style-name="P44">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44"/>
      <text:p text:style-name="P33">capitalize():</text:p>
      <text:p text:style-name="P44">O método <text:span text:style-name="T1">capitalize()</text:span> é um método de cadeias de caracteres (strings) em Python. Este método é usado para transformar a primeira letra de uma cadeia de caracteres em maiúscula e as letras restantes em minúsculas.</text:p>
      <text:p text:style-name="P44">A sintaxe básica do método <text:span text:style-name="T1">capitalize()</text:span> é a seguinte:</text:p>
      <text:p text:style-name="P22">nova_cadeia = cadeia.capitalize()</text:p>
      <text:list text:style-name="L22">
        <text:list-item>
          <text:p text:style-name="P84"><text:span text:style-name="T1">cadeia:</text:span> A cadeia de caracteres na qual você deseja aplicar a capitalização.</text:p>
        </text:list-item>
        <text:list-item>
          <text:p text:style-name="P84"><text:span text:style-name="T1">nova_cadeia:</text:span> A nova cadeia de caracteres com a primeira letra em maiúscula.</text:p>
        </text:list-item>
      </text:list>
      <text:p text:style-name="P44">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44"/>
      <text:p text:style-name="P33">title():</text:p>
      <text:p text:style-name="P44">O método <text:span text:style-name="T1">title()</text:span> é um método de cadeias de caracteres (strings) em Python. Esse método é utilizado para converter a primeira letra de cada palavra em maiúscula e as letras restantes em minúsculas.</text:p>
      <text:p text:style-name="P44">A sintaxe básica do método <text:span text:style-name="T1">title()</text:span> é a seguinte:</text:p>
      <text:p text:style-name="P22">nova_cadeia = cadeia.title()</text:p>
      <text:list text:style-name="L23">
        <text:list-item>
          <text:p text:style-name="P85"><text:span text:style-name="T1">cadeia:</text:span> A cadeia de caracteres na qual você deseja aplicar a formatação de título.</text:p>
        </text:list-item>
        <text:list-item>
          <text:p text:style-name="P85"><text:soft-page-break/><text:span text:style-name="T1">nova_cadeia:</text:span> A nova cadeia de caracteres com a primeira letra de cada palavra em maiúscula e as letras restantes em minúsculas.</text:p>
        </text:list-item>
      </text:list>
      <text:p text:style-name="P44">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44"/>
      <text:p text:style-name="P34">strip():</text:p>
      <text:p text:style-name="P45">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45">A sintaxe básica do método <text:span text:style-name="T1">strip()</text:span> é a seguinte:</text:p>
      <text:p text:style-name="P23">nova_cadeia = cadeia.strip()</text:p>
      <text:list text:style-name="L24">
        <text:list-item>
          <text:p text:style-name="P86"><text:span text:style-name="T1">cadeia:</text:span> A cadeia de caracteres da qual você deseja remover espaços em branco.</text:p>
        </text:list-item>
        <text:list-item>
          <text:p text:style-name="P86"><text:span text:style-name="T1">nova_cadeia:</text:span> A nova cadeia de caracteres resultante após a remoção dos espaços em branco no início e no final.</text:p>
        </text:list-item>
      </text:list>
      <text:p text:style-name="P45">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45"><text:span text:style-name="T1"/></text:p>
      <text:p text:style-name="P34">Divisão:</text:p>
      <text:p text:style-name="P34">split():</text:p>
      <text:p text:style-name="P45">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45">A sintaxe básica do método <text:span text:style-name="T1">split()</text:span> é a seguinte:</text:p>
      <text:p text:style-name="P23">lista_substrings = cadeia.split(delimitador, maxsplit)</text:p>
      <text:list text:style-name="L25">
        <text:list-item>
          <text:p text:style-name="P87"><text:span text:style-name="T1">cadeia:</text:span> A cadeia de caracteres que você deseja dividir.</text:p>
        </text:list-item>
        <text:list-item>
          <text:p text:style-name="P87"><text:span text:style-name="T1">delimitador (opcional):</text:span> O caractere ou sequência de caracteres que servirá como delimitador para a divisão. Se não for especificado, o espaço em branco é considerado como delimitador.</text:p>
        </text:list-item>
        <text:list-item>
          <text:p text:style-name="P87"><text:span text:style-name="T1">maxsplit (opcional):</text:span> O número máximo de divisões a serem realizadas. Se não for especificado, não há limite para o número de divisões.</text:p>
        </text:list-item>
      </text:list>
      <text:p text:style-name="P45">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45"/>
      <text:p text:style-name="P34">join():</text:p>
      <text:p text:style-name="P45">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45">A sintaxe básica do método <text:span text:style-name="T1">join()</text:span> é a seguinte:</text:p>
      <text:p text:style-name="P23">nova_cadeia = conector.join(sequencia)</text:p>
      <text:list text:style-name="L26">
        <text:list-item>
          <text:p text:style-name="P88"><text:span text:style-name="T1">conector:</text:span> A cadeia de caracteres que será utilizada como separador entre os elementos da sequência.</text:p>
        </text:list-item>
        <text:list-item>
          <text:p text:style-name="P88"><text:span text:style-name="T1">sequencia:</text:span> A sequência de elementos que você deseja concatenar.</text:p>
        </text:list-item>
      </text:list>
      <text:p text:style-name="P45">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60" text:outline-level="2">Módulo 05 – Condições em Python (if..else)</text:h>
      <text:h text:style-name="P70" text:outline-level="3">Aula 10 – Condições (Parte 1)</text:h>
      <text:p text:style-name="P51">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51">Estrutura Básica:</text:p>
      <text:p text:style-name="P27">if condição:</text:p>
      <text:p text:style-name="P27"><text:s text:c="4"/># Bloco de código a ser executado se a condição for verdadeira</text:p>
      <text:p text:style-name="P27"><text:s text:c="4"/># Esse bloco é indentado (geralmente com quatro espaços) para indicar que está dentro da estrutura condicional</text:p>
      <text:p text:style-name="P27"><text:s text:c="4"/># Outras instruções relacionadas a essa condição também devem estar indentadas da mesma forma</text:p>
      <text:p text:style-name="P35">Exemplo:</text:p>
      <text:p text:style-name="P24">idade = 18</text:p>
      <text:p text:style-name="P24"/>
      <text:p text:style-name="P24">if idade &gt;= 18:</text:p>
      <text:p text:style-name="P24"><text:s text:c="4"/>print("Você é maior de idade.")</text:p>
      <text:p text:style-name="P46"><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35"/>
      <text:p text:style-name="P35">Estrutura Condicional Simples vs. Composta:</text:p>
      <text:p text:style-name="P35">Estrutura Simples (if):</text:p>
      <text:list text:style-name="L27">
        <text:list-item>
          <text:p text:style-name="P89">Executa um bloco de código apenas se a condição for verdadeira.</text:p>
        </text:list-item>
        <text:list-item>
          <text:p text:style-name="P89">Não tem um bloco de código associado a ser executado se a condição for falsa.</text:p>
        </text:list-item>
      </text:list>
      <text:p text:style-name="P24">if condição:</text:p>
      <text:p text:style-name="P24"><text:s text:c="4"/># Bloco de código a ser executado se a condição for verdadeira</text:p>
      <text:p text:style-name="P35"/>
      <text:p text:style-name="P35">Estrutura Composta (if-else):</text:p>
      <text:list text:style-name="L28">
        <text:list-item>
          <text:p text:style-name="P90">Permite executar um bloco de código se a condição for verdadeira e outro bloco se a condição for falsa.</text:p>
        </text:list-item>
      </text:list>
      <text:p text:style-name="P24">if condição:</text:p>
      <text:p text:style-name="P24"><text:s text:c="4"/># Bloco de código a ser executado se a condição for verdadeira</text:p>
      <text:p text:style-name="P24">else:</text:p>
      <text:p text:style-name="P24"><text:s text:c="4"/># Bloco de código a ser executado se a condição for falsa</text:p>
      <text:p text:style-name="P46"/>
      <text:h text:style-name="P61" text:outline-level="2">Módulo 06 – Adicionando cores ao Python</text:h>
      <text:h text:style-name="P61" text:outline-level="2">Aula 11 – Cores no Terminal</text:h>
      <text:p text:style-name="P8">Escape ANSI:</text:p>
      <text:p text:style-name="P14">As sequências de escape ANSI para cores de texto e cores de fundo variam dependendo do padrão ANSI suportado pelo terminal. Abaixo estão algumas sequências comuns para cores de texto e fundo:</text:p>
      <text:p text:style-name="P9">Sintaxe do escape ANSI:</text:p>
      <text:p text:style-name="P25">\033[style;text;back m</text:p>
      <text:p text:style-name="P8">Estilos de Texto:</text:p>
      <text:list text:style-name="L29">
        <text:list-item>
          <text:p text:style-name="P100">\033[0m: Padrão (resetar todos os estilos)</text:p>
        </text:list-item>
        <text:list-item>
          <text:p text:style-name="P100">\033[1m: Negrito</text:p>
        </text:list-item>
        <text:list-item>
          <text:p text:style-name="P100">\033[2m: Fraco (dim)</text:p>
        </text:list-item>
        <text:list-item>
          <text:p text:style-name="P100">\033[3m: Itálico</text:p>
        </text:list-item>
        <text:list-item>
          <text:p text:style-name="P100">\033[4m: Sublinhado</text:p>
        </text:list-item>
        <text:list-item>
          <text:p text:style-name="P100"><text:soft-page-break/>\033[5m: Piscante (pode não funcionar em todos os terminais)</text:p>
        </text:list-item>
        <text:list-item>
          <text:p text:style-name="P100">\033[7m: Inverter as cores de texto e fundo</text:p>
        </text:list-item>
        <text:list-item>
          <text:p text:style-name="P100">\033[8m: Ocultar texto (pode não funcionar em todos os terminais)</text:p>
        </text:list-item>
      </text:list>
      <text:p text:style-name="P8"/>
      <text:p text:style-name="P8">Cores de Texto (Foreground Colors):</text:p>
      <text:list text:style-name="L30">
        <text:list-item>
          <text:p text:style-name="P101">\033[30m: Preto</text:p>
        </text:list-item>
        <text:list-item>
          <text:p text:style-name="P101">\033[31m: Vermelho</text:p>
        </text:list-item>
        <text:list-item>
          <text:p text:style-name="P101">\033[32m: Verde</text:p>
        </text:list-item>
        <text:list-item>
          <text:p text:style-name="P101">\033[33m: Amarelo</text:p>
        </text:list-item>
        <text:list-item>
          <text:p text:style-name="P101">\033[34m: Azul</text:p>
        </text:list-item>
        <text:list-item>
          <text:p text:style-name="P101">\033[35m: Magenta (Roxo)</text:p>
        </text:list-item>
        <text:list-item>
          <text:p text:style-name="P101">\033[36m: Ciano (Aqua)</text:p>
        </text:list-item>
        <text:list-item>
          <text:p text:style-name="P101">\033[37m: Branco</text:p>
        </text:list-item>
        <text:list-item>
          <text:p text:style-name="P101">\033[90m: Cinza claro (para alguns terminais)</text:p>
        </text:list-item>
      </text:list>
      <text:p text:style-name="P14"/>
      <text:p text:style-name="P8">Cores de Fundo (Background Colors):</text:p>
      <text:list text:style-name="L31">
        <text:list-item>
          <text:p text:style-name="P102">\033[40m: Preto</text:p>
        </text:list-item>
        <text:list-item>
          <text:p text:style-name="P102">\033[41m: Vermelho</text:p>
        </text:list-item>
        <text:list-item>
          <text:p text:style-name="P102">\033[42m: Verde</text:p>
        </text:list-item>
        <text:list-item>
          <text:p text:style-name="P102">\033[43m: Amarelo</text:p>
        </text:list-item>
        <text:list-item>
          <text:p text:style-name="P102">\033[44m: Azul</text:p>
        </text:list-item>
        <text:list-item>
          <text:p text:style-name="P102">\033[45m: Magenta (Roxo)</text:p>
        </text:list-item>
        <text:list-item>
          <text:p text:style-name="P102">\033[46m: Ciano (Aqua)</text:p>
        </text:list-item>
        <text:list-item>
          <text:p text:style-name="P102">\033[47m: Branco</text:p>
        </text:list-item>
      </text:list>
      <text:p text:style-name="P14">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55" text:outline-level="1"/>
      <text:p text:style-name="P52"/>
      <text:p text:style-name="P52"/>
      <text:p text:style-name="P52"/>
      <text:p text:style-name="P52"/>
      <text:h text:style-name="P56" text:outline-level="1"><text:soft-page-break/>Mundo 02</text:h>
      <text:h text:style-name="P62" text:outline-level="2">Módulo 07 – Condições em Python (if..elif)</text:h>
      <text:h text:style-name="P71" text:outline-level="3">Aula 12 – Condições Aninhadas</text:h>
      <text:p text:style-name="P53">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28">if condição_1:</text:p>
      <text:p text:style-name="P28"><text:s text:c="4"/># Bloco de código se condição_1 for verdadeira</text:p>
      <text:p text:style-name="P28"><text:s text:c="4"/># ...</text:p>
      <text:p text:style-name="P28">elif condição_2:</text:p>
      <text:p text:style-name="P28"><text:s text:c="4"/># Bloco de código se condição_1 for falsa e condição_2 for verdadeira</text:p>
      <text:p text:style-name="P28"><text:s text:c="4"/># ...</text:p>
      <text:p text:style-name="P28">elif condição_3:</text:p>
      <text:p text:style-name="P28"><text:s text:c="4"/># Bloco de código se condição_1 e condição_2 forem falsas e condição_3 for verdadeira</text:p>
      <text:p text:style-name="P28"><text:s text:c="4"/># ...</text:p>
      <text:p text:style-name="P28">else:</text:p>
      <text:p text:style-name="P28"><text:s text:c="4"/># Bloco de código se todas as condições anteriores forem falsas</text:p>
      <text:p text:style-name="P28"><text:s text:c="4"/># …</text:p>
      <text:list text:style-name="L32">
        <text:list-item>
          <text:p text:style-name="P97">A avaliação ocorre de cima para baixo.</text:p>
        </text:list-item>
        <text:list-item>
          <text:p text:style-name="P97">O bloco de código associado à primeira condição verdadeira é executado, e o restante é ignorado.</text:p>
        </text:list-item>
        <text:list-item>
          <text:p text:style-name="P97">Se nenhuma das condições for verdadeira, o bloco de código associado ao <text:span text:style-name="T1">else</text:span> (se presente) é executado.</text:p>
        </text:list-item>
      </text:list>
      <text:p text:style-name="P48">É importante notar que, assim como nas estruturas condicionais simples, os blocos de código dentro das estruturas condicionais aninhadas são identados para indicar a sua pertinência.</text:p>
      <text:h text:style-name="P63" text:outline-level="2">Módulo 08 – Estrutura de repetição for</text:h>
      <text:h text:style-name="P72" text:outline-level="3">Aula 13 – Estrutura de Repetição for</text:h>
      <text:p text:style-name="P121">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122"><text:soft-page-break/>for variavel in sequencia:</text:p>
      <text:p text:style-name="P122"><text:s text:c="4"/># Bloco de código a ser repetido para cada elemento da sequência</text:p>
      <text:p text:style-name="P122"><text:s text:c="4"/># …</text:p>
      <text:list text:style-name="L33">
        <text:list-item>
          <text:p text:style-name="P125"><text:span text:style-name="T1">variavel:</text:span> Uma variável que assume o valor de cada elemento da sequência a cada iteração.</text:p>
        </text:list-item>
        <text:list-item>
          <text:p text:style-name="P125"><text:span text:style-name="T1">sequencia:</text:span> A sequência sobre a qual você está iterando.</text:p>
        </text:list-item>
      </text:list>
      <text:p text:style-name="P124">Você também pode usar a função <text:span text:style-name="T1">range()</text:span> para gerar uma sequência numérica e iterar sobre ela:</text:p>
      <text:p text:style-name="P122">for i in range(5):</text:p>
      <text:p text:style-name="P122"><text:s text:c="4"/>print(i)</text:p>
      <text:p text:style-name="P124">Neste caso, o bloco de código será executado cinco vezes, com <text:span text:style-name="T1">i</text:span> assumindo os valores de 0 a 4.</text:p>
      <text:p text:style-name="P124">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124"/>
      <text:p text:style-name="P127">enumerate()</text:p>
      <text:p text:style-name="P124">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124">A sintaxe básica do <text:span text:style-name="T1">enumerate()</text:span> é a seguinte:</text:p>
      <text:p text:style-name="P122">for indice, valor in enumerate(sequencia):</text:p>
      <text:p text:style-name="P122"><text:s text:c="4"/># Bloco de código a ser repetido para cada elemento da sequência</text:p>
      <text:p text:style-name="P122"><text:s text:c="4"/># 'indice' é o índice do elemento</text:p>
      <text:p text:style-name="P122"><text:s text:c="4"/># 'valor' é o valor do elemento</text:p>
      <text:p text:style-name="P122"><text:s text:c="4"/># …</text:p>
      <text:p text:style-name="P124">O <text:span text:style-name="T1">enumerate()</text:span> é útil quando você precisa tanto do valor quanto do índice durante a iteração. Isso é comumente usado quando você deseja modificar elementos em uma lista com base em seus índices.</text:p>
      <text:p text:style-name="P124">Além disso, você pode especificar um argumento opcional <text:span text:style-name="T1">start</text:span> para <text:span text:style-name="T1">enumerate()</text:span>, que define o valor inicial do índice. Por padrão, o índice começa em 0. Exemplo:</text:p>
      <text:p text:style-name="P122">frutas = ["maçã", "banana", "laranja"]</text:p>
      <text:p text:style-name="P122"/>
      <text:p text:style-name="P122">for indice, fruta in enumerate(frutas, start=1):</text:p>
      <text:p text:style-name="P122"><text:s text:c="4"/>print(f"Índice: {indice}, Valor: {fruta}")</text:p>
      <text:p text:style-name="P126">A saída será:</text:p>
      <text:p text:style-name="P123"><text:soft-page-break/>Índice: 1, Valor: maçã</text:p>
      <text:p text:style-name="P123">Índice: 2, Valor: banana</text:p>
      <text:p text:style-name="P123">Índice: 3, Valor: laranja</text:p>
      <text:p text:style-name="P1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r" svg:font-family="Cour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21T15:02:36.923000000</dc:date>
    <meta:editing-duration>P3DT21H54M43S</meta:editing-duration>
    <meta:editing-cycles>33</meta:editing-cycles>
    <meta:generator>LibreOffice/7.6.4.1$Windows_X86_64 LibreOffice_project/e19e193f88cd6c0525a17fb7a176ed8e6a3e2aa1</meta:generator>
    <meta:document-statistic meta:table-count="0" meta:image-count="0" meta:object-count="0" meta:page-count="22" meta:paragraph-count="428" meta:word-count="6289" meta:character-count="39010" meta:non-whitespace-character-count="33158"/>
  </office:meta>
</office:document-meta>
</file>